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0bcd96" officeooo:paragraph-rsid="000bcd96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0de3a0" officeooo:paragraph-rsid="000de3a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bada5" officeooo:paragraph-rsid="000bada5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/>
      <style:text-properties fo:font-size="14pt" fo:font-weight="bold" officeooo:rsid="000bada5" officeooo:paragraph-rsid="000bada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fo:font-size="14pt" fo:language="ru" fo:country="RU" fo:font-weight="bold" officeooo:rsid="000c9453" officeooo:paragraph-rsid="000c945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size="14pt" fo:language="ru" fo:country="RU" style:text-underline-style="none" fo:font-weight="bold" officeooo:rsid="000de3a0" officeooo:paragraph-rsid="000de3a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200%" fo:text-align="center" style:justify-single-word="false"/>
      <style:text-properties fo:font-size="14pt" fo:language="ru" fo:country="RU" style:text-underline-style="none" fo:font-weight="bold" officeooo:rsid="000f9984" officeooo:paragraph-rsid="000f998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de3a0" officeooo:paragraph-rsid="000de3a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f35af" officeooo:paragraph-rsid="000f35a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f3dd3" officeooo:paragraph-rsid="000f3dd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fo:font-size="14pt" fo:language="ru" fo:country="RU" style:text-underline-style="none" fo:font-weight="normal" officeooo:rsid="000f3dd3" officeooo:paragraph-rsid="000f3dd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17248" officeooo:paragraph-rsid="0011724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35e2b" officeooo:paragraph-rsid="00135e2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4ff42" officeooo:paragraph-rsid="0014ff4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18" style:family="paragraph" style:parent-style-name="Standard" style:master-page-name="">
      <style:paragraph-properties fo:margin-left="0cm" fo:margin-right="0.22cm" fo:line-height="150%" fo:text-align="start" style:justify-single-word="false" fo:text-indent="0cm" style:auto-text-indent="false" style:page-number="auto"/>
      <style:text-properties fo:font-size="14pt" fo:language="ru" fo:country="RU" style:text-underline-style="none" fo:font-weight="normal" officeooo:rsid="00130150" officeooo:paragraph-rsid="0013015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.464cm" fo:line-height="150%" fo:text-align="end" style:justify-single-word="false" fo:text-indent="0cm" style:auto-text-indent="false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20" style:family="paragraph" style:parent-style-name="Standard" style:master-page-name="">
      <style:paragraph-properties fo:margin-left="0cm" fo:margin-right="0.464cm" fo:line-height="150%" fo:text-align="end" style:justify-single-word="false" fo:text-indent="0cm" style:auto-text-indent="false" style:page-number="auto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style:paragraph-properties fo:margin-left="0cm" fo:margin-right="0.464cm" fo:line-height="150%" fo:text-align="end" style:justify-single-word="false" fo:text-indent="0cm" style:auto-text-indent="false" style:page-number="auto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3" style:family="text">
      <style:text-properties fo:font-size="14pt" style:text-underline-style="none" style:font-size-asian="12.25pt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35e2b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</text:p>
      <text:p text:style-name="P3">Федеральное государственное бюджетное образовательное учреждение</text:p>
      <text:p text:style-name="P4">Высшего профессионального образования</text:p>
      <text:p text:style-name="P5">«НИЖЕГОРОДСКИЙ ГОСУДАРСТВЕННЫЙ ТЕХНИЧЕСКИЙ</text:p>
      <text:p text:style-name="P6">УНИВЕРСИТЕТ ИМ. Р.Е. АЛЕКСЕЕВА»</text:p>
      <text:p text:style-name="P1"><text:span text:style-name="T1">АРЗАМАССКИЙ ПОЛИТЕХНИЧЕСКИЙ ИНСТИТУТ (филиал)</text:span></text:p>
      <text:p text:style-name="P7"><text:span text:style-name="T7">Кафедра</text:span><text:span text:style-name="T5"><text:tab/><text:tab/><text:tab/><text:tab/>КиТРЭС<text:tab/><text:tab/><text:tab/><text:tab/><text:tab/><text:tab/><text:tab/><text:tab/></text:span></text:p>
      <text:p text:style-name="P2"><text:span text:style-name="T3">ЗАДАНИЕ №</text:span><text:span text:style-name="T2"> 8 </text:span></text:p>
      <text:p text:style-name="P8">на курсовую работу по дисциплине «Проектирование интегральных схем»</text:p>
      <text:p text:style-name="P10">Студенту<text:span text:style-name="T4"><text:tab/><text:tab/>Муртазиной Елене Владимировне<text:tab/><text:tab/></text:span>группы<text:span text:style-name="T4"><text:tab/>АВР09-1<text:tab/></text:span></text:p>
      <text:p text:style-name="P11">Руководитель работы<text:span text:style-name="T4"><text:tab/><text:tab/><text:tab/>Шурыгин Борис Дмитриевич<text:tab/><text:tab/><text:tab/><text:tab/></text:span></text:p>
      <text:p text:style-name="P12">Тема работы: «Разработка конструкции корпусированной микросборки»</text:p>
      <text:p text:style-name="P12">Вариант задания (данные об источнике)<text:span text:style-name="T4"><text:tab/>Пробник для «прозвонки» монтажа<text:tab/></text:span></text:p>
      <text:p text:style-name="P13"><text:span text:style-name="T4"><text:tab/><text:tab/><text:tab/><text:tab/><text:tab/><text:tab/><text:tab/>Радио №9, 2013, стр. 50<text:tab/><text:tab/><text:tab/></text:span></text:p>
      <text:p text:style-name="P9">ОСНОВНЫЕ ИСХОДНЫЕ ДАННЫЕ</text:p>
      <text:p text:style-name="P14">1. Функциональное назначение МСБ:<text:span text:style-name="T4"><text:tab/>микросборка может использоваться в<text:tab/><text:tab/></text:span><text:span text:style-name="T6">портативной</text:span><text:span text:style-name="T4"> </text:span><text:span text:style-name="T6">измерительной аппаратуре<text:tab/><text:tab/><text:tab/><text:tab/></text:span><text:span text:style-name="T4"><text:tab/><text:tab/><text:tab/></text:span></text:p>
      <text:p text:style-name="P18">2. Электрические параметры: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3. Условия эксплуатации: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4. Требования к конструкции:<text:span text:style-name="T4"><text:tab/>Поместить микросборку в индивидуальный<text:tab/><text:tab/>корпус<text:tab/><text:tab/><text:tab/><text:tab/><text:tab/><text:tab/><text:tab/><text:tab/><text:tab/><text:tab/><text:tab/><text:tab/></text:span></text:p>
      <text:p text:style-name="P17">5. Производственно-технологические требования:<text:span text:style-name="T4"><text:tab/>мелкосерийное производство</text:span></text:p>
      <text:p text:style-name="P20">Задание выдано<text:span text:style-name="T4"><text:tab/><text:tab/><text:tab/><text:tab/>2013г.</text:span></text:p>
      <text:p text:style-name="P19">Подпись руководителя<text:span text:style-name="T4"><text:tab/><text:tab/><text:tab/><text:tab/></text:span></text:p>
      <text:p text:style-name="P20">Подпись студента<text:span text:style-name="T4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1.072cm" fo:margin-left="2cm" fo:margin-right="1.0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1S</meta:editing-duration>
    <meta:editing-cycles>14</meta:editing-cycles>
    <meta:generator>LibreOffice/4.1.3.2$Windows_x86 LibreOffice_project/70feb7d99726f064edab4605a8ab840c50ec57a</meta:generator>
    <dc:date>2013-12-08T14:57:54.327000000</dc:date>
    <meta:document-statistic meta:table-count="0" meta:image-count="0" meta:object-count="0" meta:page-count="1" meta:paragraph-count="23" meta:word-count="110" meta:character-count="1170" meta:non-whitespace-character-count="915"/>
    <meta:user-defined meta:name="Info 1"/>
    <meta:user-defined meta:name="Info 2"/>
    <meta:user-defined meta:name="Info 3"/>
    <meta:user-defined meta:name="Info 4"/>
  </office:meta>
</office:document-meta>
</file>